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1087in" svg:height="5.3567in" svg:x="4.6409in" svg:y="2.7268in">
            <draw:object draw:notify-on-update-of-ranges="Sheet1.A1:Sheet1.A1 Sheet1.A2:Sheet1.A30 Sheet1.B1:Sheet1.B1 Sheet1.B2:Sheet1.B30 Sheet1.C1:Sheet1.C1 Sheet1.C2:Sheet1.C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number of links</text:p>
          </table:table-cell>
          <table:table-cell office:value-type="string" calcext:value-type="string">
            <text:p>number of mentions</text:p>
          </table:table-cell>
        </table:table-row>
        <table:table-row table:style-name="ro1">
          <table:table-cell office:value-type="string" calcext:value-type="string">
            <text:p>reddit</text:p>
          </table:table-cell>
          <table:table-cell office:value-type="float" office:value="1678" calcext:value-type="float">
            <text:p>1678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945" calcext:value-type="float">
            <text:p>945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imgur</text:p>
          </table:table-cell>
          <table:table-cell office:value-type="float" office:value="474" calcext:value-type="float">
            <text:p>47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411" calcext:value-type="float">
            <text:p>41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261" calcext:value-type="float">
            <text:p>261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float" office:value="169" calcext:value-type="float">
            <text:p>16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xkcd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float" office:value="134" calcext:value-type="float">
            <text:p>13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97" calcext:value-type="float">
            <text:p>97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inventwithpython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earnpythonthehardway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53" calcext:value-type="float">
            <text:p>5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xplainxkcd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office:value-type="float" office:value="48" calcext:value-type="float">
            <text:p>4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xkcdref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youtu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41" calcext:value-type="float">
            <text:p>41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oreilly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logspot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it-scm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ojecteuler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dinghorror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rogramarcadegames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deabbey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tackexchange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32" calcext:value-type="float">
            <text:p>3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learncodethehardway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ourceforge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tb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8" calcext:value-type="float">
            <text:p>28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string" calcext:value-type="string">
            <text:p>class-central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eodinproject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dingbat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witch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rogrammingbydoing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astebin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umblr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oelonsoftware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9" calcext:value-type="float">
            <text:p>1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etbrains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rinceton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wolframalpha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utsplu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decombat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rvig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xercism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reenteapress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etup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hanacademy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icrosoftvirtualacademy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ob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ev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ygame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s50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thenewboston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unity3d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eamtreehouse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reamincod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deschool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ppreferenc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loquentjavascrip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utorialspoin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ogramming-motherfucke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float" office:value="13" calcext:value-type="float">
            <text:p>13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string" calcext:value-type="string">
            <text:p>ideon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ailstutoria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uby-doc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deprojec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sfidd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ora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3schools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2" calcext:value-type="float">
            <text:p>12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googlecod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kimedia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troustrup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odewars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ynda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uu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t-ebook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nning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sdn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edditenhancementsuit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lusplu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eckio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uralsight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vimeo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salind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mldog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blimete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hink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kia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utomatetheboringstuff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ldp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ijinjoseph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ikibook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settacod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u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usinessinsider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d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nteractivepython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mgtfy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edailywt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meprogrammingpattern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ogell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eecodecamp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inuxcommand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o-projec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nd2tetri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stechnica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ourcetreeap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waterlo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agpro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rvard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ostarch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deavenger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t-v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grammingpraxis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t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ulgraham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m-adventur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rbandictionary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urcemaking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wtogeek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hneem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ppspo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vascriptissexy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omputerscienceforeveryon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ender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eekun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bs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nselma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s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epirateba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co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tech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qlzoo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d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ss-trick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arnyouahaskel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llyrock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otthyoung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ebly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red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programm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edtec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rnero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dthedoc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ylo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rubykoan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itc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isdeveloperslif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ckerran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dep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ailscast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lassdoo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ho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vecod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riclipper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kerbas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3fool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udumdar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dgum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ampowere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oj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fxil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tbootstrap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chpounc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vi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c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drewcomea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mil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tructabl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selenic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oc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rogrammersmotivatio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arnxinyminut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ndawhal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dev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medev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detunn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nchcod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shar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ml5rock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tepoin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4" calcext:value-type="float">
            <text:p>4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appacadem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tbyt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yptopal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pberrypi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mbda-the-ultima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ckreac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vdoc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itimmersio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szengarde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ris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eple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ythonchalleng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nniferdewal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icoschue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dfirstlab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ne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excuselis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cechemthegam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eusedi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stapar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verap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e-the-index-luk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rncp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nfoq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at-sheet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lidesha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codeplay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ap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3tech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kyo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edshaw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ubyonrail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lworl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tex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mmerprincipl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m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ackno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ckstarter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ustgetflu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pcoder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ll-lab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gular-expression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derweekly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harpcour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rymoi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tacurat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atcanidoformozill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lashd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umm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verthewir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depa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b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lbert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sualstudio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ej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bge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scalability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tbucket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ycombinato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odes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echrepublic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un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n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deda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ikihow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vfact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gfp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v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nonica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orting-algorithm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bookprojec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ekmindfitnes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rstman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m</text:p>
          </table:table-cell>
          <table:table-cell office:value-type="float" office:value="3" calcext:value-type="float">
            <text:p>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wikid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ylestrat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programm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rev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odevelo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rlche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ring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regexlib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-reading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9-bottles-of-b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morgam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uej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reerfound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d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bplatfor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jangoboo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ympa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zon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idergem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ashingmagazin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iou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us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qt-projec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bc-comic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veintopython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reddi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nlinejud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lmon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wendbo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et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fyca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tnetperl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osaboo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ingdoj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3" calcext:value-type="float">
            <text:p>3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modern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xamarin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gupiewar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sli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objectment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pearsoncmg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3" calcext:value-type="float">
            <text:p>3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string" calcext:value-type="string">
            <text:p>nixsrv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dsrub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fehacker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deforc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war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vaniz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rydream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vanci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coderbyt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roku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idesd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oax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en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gowithdjang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ve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iveintopytho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3" calcext:value-type="float">
            <text:p>3</text:p>
          </table:table-cell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string" calcext:value-type="string">
            <text:p>mikeconl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ofspectr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c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rogrammingforanalys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invento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itmaybeahac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ngeonsanddeveloper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dd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llowebap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initi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fap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mot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arnrubythehardway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cond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dbol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eed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sinatrarb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viant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s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odread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igamonkey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mallbas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ildsomethingawesom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ademicearth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nny-arca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cooki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yclj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rywats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opleofhonoronly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ytim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ou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challen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strusegoos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2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exo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grammableweb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ex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tincarlisl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grantup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at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gexp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ofhon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actiongifs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c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samiq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be-dron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bo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enfoo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foworl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therfuckingwebsit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exp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arnstree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stardsbook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itstri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ngam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dne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cam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ickmem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it-tow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beaz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nturebea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ntendoag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fowl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yazo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ghercomputingforeveryo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ndilyric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w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ogleuserconte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lservercentr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h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ustechti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uebasi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miradafinanci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essingj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yers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cdav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ckets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tariarchiv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sandbo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rlespetzo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oj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eitonlinecour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f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rnot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macsrock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ywenderl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wz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p-instal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tut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cificcollegia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ttlill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loadmore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ber-c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ra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epasc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ashatherob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i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xrevision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aroopc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germous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greenplac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by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swizardr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ilymai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squi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oreg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gocheatshee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dobe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egeh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qs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umu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3dbuz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gostev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entbudd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kingcodeschoo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rdojo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omeexperimen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olu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an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eservle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ypi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zonaw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shvillesoftwareschoo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uterhop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worldhaskel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eercu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deanalytic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urfirstwebap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schoo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yar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gnerdra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gre3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herov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canva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arsonhigher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m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xmag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yogam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ndorabo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km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gn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meandlea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nt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jangogirl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biensanglar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grou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ptherightwa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-gui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odi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ranc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sh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gameamon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s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fount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sy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yma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orm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string" calcext:value-type="string">
            <text:p>haxx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qlbol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arnc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r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l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onma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thinktan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xforddictionari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lcod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hndcoo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ffeescrip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ysc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lobol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un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new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eksforgee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bootcam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oledg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-st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urban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nk-like-a-gi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ptofail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sde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ressj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gkarm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qlcours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dview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gam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lliamh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relusiv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ffingtonpo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ual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tohotke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ukki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quidweb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epoin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-projec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m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si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riam-webs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icmas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office:value-type="float" office:value="8717" calcext:value-type="float">
            <text:p>8717</text:p>
          </table:table-cell>
        </table:table-row>
        <table:table-row table:style-name="ro1">
          <table:table-cell office:value-type="string" calcext:value-type="string">
            <text:p>stency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illino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x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econdlif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remyku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sper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s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arningfundamenta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char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egonsta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ofa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d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codelessco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dpro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clubwor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tlib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dmadeher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w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keybar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byinsi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tlep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espo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r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nchacadem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ckbrightacadem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iupu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lpytho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uris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ribbb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mlinspirat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megenerat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famico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nesandnobl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byqui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newpor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ironyar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ildingjavaprogr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-melang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toszmilewsk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andlinef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visualstudi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masut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nd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95we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tchhiketheintern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me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vv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ongregat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ore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-bel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lemm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k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stcompan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piterbroadcasti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u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rlie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uxfromscratc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amcommunit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ktio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quilezl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mingusingscal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gitaltutor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ping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gifsplos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-tab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-hambur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m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brar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foreveryoneorjustm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db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clanguag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bosgui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rickjm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ckertyp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s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esr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mi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cgui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xeg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thfrea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w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ringr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3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kthiss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8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yfshar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brand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nerd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iencedail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lib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-request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ating-point-gu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tobo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ncosi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allardic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vtrop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tcod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logicgam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tde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ailsforzombi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illcrus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mark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ooc-li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urlover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xcar2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yur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buntuforum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uxfoundati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ffistolefromtheinterne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mirr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edbyt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1998" calcext:value-type="float">
            <text:p>41998</text:p>
          </table:table-cell>
        </table:table-row>
        <table:table-row table:style-name="ro1">
          <table:table-cell office:value-type="string" calcext:value-type="string">
            <text:p>myslideru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gramthi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work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enode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shid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s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i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ythonhoste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wjg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pa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mputerworl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rdobb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dybyyoursel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new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erog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velos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2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yvide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end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an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ski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rokuap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pop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ttydif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qpath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t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llma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knowmem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po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ntsc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ancod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aofb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icsin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styl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ett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vanderwoud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rydayutilitaria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ni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mlgoodi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lbironsupplyin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oundo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-lin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mcas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gl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onepagel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angeredsou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-cla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tolear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y-hook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therightw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ql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smakerobo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m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reeso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eye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mo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vers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z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artisa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svalu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a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p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kispac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j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utstuf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coastcolle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ftmai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freedictiona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agworl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ran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i-x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b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ldr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python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bmonk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si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age-exchang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endupl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a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pp-net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rea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ypasterepo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ubl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obsess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forwa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bs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obot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che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xrad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classroo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kes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dro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uss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troyallsoftwar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wa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rpa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sta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oidat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entdebtbom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h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swers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roll-dice-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sh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string" calcext:value-type="string">
            <text:p>selftaughtcod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elsi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bbl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psons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ltutoria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paulcar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dnesset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ri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elexposu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sensio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vis-c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nesposi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f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unr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h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h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dowsph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sh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webpag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msna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torl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reationk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ucs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nk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puzzl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dura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spar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informat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dou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ibb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urwebsi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nit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w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atograp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5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coldturk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designgro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x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lla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imcheatshe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spell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imar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onomic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cman-vs-ghos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us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ona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co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ualmas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wort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null-as-a-servi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r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lieint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x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1" calcext:value-type="float">
            <text:p>1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string" calcext:value-type="string">
            <text:p>unknownro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dropp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acs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in-dum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esrefin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uw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kspa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tesforthoug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c-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graph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n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f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yleng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so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i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-berl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tchpeopleco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celfo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anchez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pad-plus-pl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bt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keyco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wd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ja-i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gp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bo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racadem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deskto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a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asvikl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s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paperazu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pain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w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emitres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toom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wth-aach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neyaccelera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ppet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inf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ewithmarmala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et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ingnur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menbranj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derpan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layou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ntom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iap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nv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smi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a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ughtwork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rewa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ghuge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float" office:value="8264" calcext:value-type="float">
            <text:p>8264</text:p>
          </table:table-cell>
        </table:table-row>
        <table:table-row table:style-name="ro1">
          <table:table-cell office:value-type="string" calcext:value-type="string">
            <text:p>nii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startu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doninternation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x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kech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wise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ercit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ur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ml5doc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minghistori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eclar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i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ffectivedjang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nchzil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g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hv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ansoft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an-pr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esh-s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dge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gin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rafa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onn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poffrepo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-insta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xwidget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pent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ctionfa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hwaysl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olang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ypingwe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ktpu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esomeinc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gmentedpodca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tycr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security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ri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cadem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tocodewi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k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meacodeninj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ma-internation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herfucke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ots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dwe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r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u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castcodeu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ooksfe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o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arthpri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riksh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hat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tfl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communic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p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des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shuggi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le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way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2weeksof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j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olasgallagh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sma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ressivewe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forhack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stver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postcod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cthomp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pelicanjav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sofasolaremp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surviv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e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erom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npo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eremorta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bygre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ngho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atswhereintheapp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tchenso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prei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internetwishl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wimber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bsut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ssrootshackath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but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rdojos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ultim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erorderf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bo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oletoma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simplestorageservi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symposi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weakblog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secinstitu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mingin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cmax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-l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vo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s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xtbooknov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gc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oflevel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trevi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goema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fton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oweveryo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javaonl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61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dingstylegui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yboardc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workwork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ylinuxisbet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o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andcss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scriptsh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gom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-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utnikpani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-tutoria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byproxim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nap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ersonswhe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nic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he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byfor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torr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ghtta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timores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fo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tiron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-electr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ch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gn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r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teduze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ckbeardrepubl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iotinsi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igalw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s2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ckte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analyt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kapl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g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os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alber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corrup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ulbrid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iifl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ytyp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domgro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ock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iff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keepa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en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pythonimportpodca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mtu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ft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reof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k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colle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liote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-sp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r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irksm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tfeartheinter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desharecd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gao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schoo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yousomeer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computerboo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omicob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ingh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amlp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ctiv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alindfrankl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ne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otg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mon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amet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renips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mightnotneedjqu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bund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almightygu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pgui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wla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g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badd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pytho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oon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ofgame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chtronicsindustri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xdw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ldevelop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co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wi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mz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dev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kch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phermeiklejoh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forbeginn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scien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mons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etcalypsofo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testeracadem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c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mbojo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E+016" calcext:value-type="float">
            <text:p>300000000000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tak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7spor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shelf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n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hckrn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glo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umersear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sclas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m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mwid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tr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leso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ro5h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ssia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etc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ctor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g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lkl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ylu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m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vide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adevelopmen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selminut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cepta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otesvall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elic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dfow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auplo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isbeautifu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cked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itorio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tkirb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tran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stedmatri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ularjs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grickab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f-arch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bby-tab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dunge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n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ame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riciopalladi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bas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itbutw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ti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sp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timerende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ndz4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man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terhoursprogramm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crosswo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t8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trimsh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ffwithstuf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hespe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ombe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tenoug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s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tuf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cticalmalwareanalys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z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l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chingkidsprogramm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amu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mmar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minggam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movied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ihandy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cticalneuron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rshi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vep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eamp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er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wv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craede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analys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metaobje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ed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bandhar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tla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pyblog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stop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f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bluebut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ahav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-ar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tri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berrypih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ducationt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mlog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k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u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ipcadem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ina-corp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ographyenginee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p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quidthin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z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isismet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b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ingwith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is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parkstudi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ginnersc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fa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mstro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timebudd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withscra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mathhel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radomento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sha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idstatesqu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-techn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ternt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barre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xpyth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penframewor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e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kscap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shph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ttterpst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t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-fund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ional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pirv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tapi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ingaf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picodu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jcas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rthe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esdotnet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istedoakstudi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njaca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olu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tco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nl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mil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kzed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60train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vi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ubunt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blo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fengadg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sh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eukirch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wspa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on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sty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pera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pic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ste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rconnec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ipatte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kingpointsme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actionwa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d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ss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quac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digitalnomad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provo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lo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if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rbrack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wichmeanti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ar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hoech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bl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chyourselfto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ally-incohere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ma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boo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ldawesomewebsit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budd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cscommun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asm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u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dte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dene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stga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erst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fty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byma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faribooksonl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ughtbo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deamach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shard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brid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chme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i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mundt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doyou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i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alpo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keshdhak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fromscra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gm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h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d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tic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canv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nyxne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nol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n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curesolu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netslack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lellio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bau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sb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enesfore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ernative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o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hi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designled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m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vm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ap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redspiritspro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pad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bennad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liscoach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doorinter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asingfung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zume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insta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mof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fo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unplugg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k-ti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frif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ma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ko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smv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pi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m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ssamer-threa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er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jprojec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ingmo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string" calcext:value-type="string">
            <text:p>programmingcomputervis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writingti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neditor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ergiz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eevirtu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t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nderis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found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htcodeg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-t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tchuc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sel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my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zeb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atccol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med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mmyhill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oj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-win-the-inter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t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fidd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gms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bmo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whitcro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inwilliamp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omla-and-m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ys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yhow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esgalax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rcam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b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lidfil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nega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ntisb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kc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wki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a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ckgirls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rantjen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etminecra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ningforalie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zilla-pro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questio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s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rything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tf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wat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roturnaro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worl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tradi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c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ved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ipatter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swe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ysti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mollo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co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oh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go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ilyd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d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roo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fuckedismydataba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thenor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sho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-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cv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atsizekettleb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kpythonto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xforf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-ology-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nkingparall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pearsonv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ons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modorotechniq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-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funn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toolk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bookson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i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tebuil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e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tal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queringthecommandl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meku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ailsinsta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q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ll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licanthe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p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va-foru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youngrewired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ton-wer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alas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ntopubliclibra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bone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mona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vstre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coolsitebloggingti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h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ha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se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tlerocketap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rendrele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scriptjabb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ap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ton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stackrad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am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centr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atlant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ema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shopif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u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gralwebsolu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techboo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istentialcom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hi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we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itzbas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heh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toitscrip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mbolhou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ionkil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strp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nansiddiq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ckdri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rtinsigh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il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ppr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ubb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e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top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oli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onst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readmedi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j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rar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dir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ec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phvi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ked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netr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ili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rickpeter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pmento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boloncog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king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gorithm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etapictu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inoblackshee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wwil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sconte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ketchli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mile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cru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c-t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futureislikep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o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ngfreedo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p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forca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ba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spea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idgam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terexplain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bunn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c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sy68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asfo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sh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ilvandyk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kfu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gexercis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rekros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ap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tes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aws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cleschins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macfarla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journ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ckfor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sal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c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nit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w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rspa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lla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xt2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t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icflick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rebrand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kad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desmi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p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europroduc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sibility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ani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mb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legeboa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ostgresqltuto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audo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e-re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ement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td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itsi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rtupweeke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icv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hac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rtz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beautifi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gamecreato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roll-loo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t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tux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nyism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atyoudontkn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ythetestinggo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sd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ript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celera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mblittle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etow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thonanywhe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ascriptb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gametoo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livesle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vest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onrbrigg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lonsproje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e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pant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ssaleng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bold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p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learn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ilte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byawar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emosyne-pro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b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n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ning-sand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rl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rter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gosy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ryfunnypic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oped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kan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itlogsfromlastnig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pos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scoopsp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uet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rabbitco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a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kubun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hu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ckass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okingforpullreques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nchyro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ardgame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designerdep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gema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ilyillin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gu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dexisten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sunivers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pando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s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wk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evwa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inuxgazet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ctivemanifes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hillbox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ebon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enpenci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alystcla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ilyexpe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s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-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dugamela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ond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viewing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urebas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ongy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o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sef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hab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epcod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lbir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damba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t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inworld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s-amaz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volt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aty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9projec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anschoonov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eilly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38bu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thyrichclien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terb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o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cosxautom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pyth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n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ho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chyourh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12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thingsdistribut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yosman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is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ek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im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ableap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ftedd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vinashcraf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mypearsonsto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apz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oesofnewer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program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tagrand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talksh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h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flo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me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gamea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kde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mereadyourtextbookforyo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on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alkeyboard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stplac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uvil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h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m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d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erlab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tap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criptionge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ldeu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ughellman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ranonte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datastructur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nmil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rling-softwa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ultimatepow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mfon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eb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re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nstormtay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w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tekeyboar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supportlinuxhos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turehos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c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tyt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gameclon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tus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osm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dursg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misbu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eratedc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ingof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lw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cam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hateswri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railsgir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uxmi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or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00newsw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eylessmanifes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ilcul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nxbas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l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guard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ma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ekyllr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devbl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e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icforprogramm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alearn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h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quisit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rhourworkw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bookh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vechurchd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mk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irej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uecentr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match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kl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gameswi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mons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kedin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ythonap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landplayhou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york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ckduckg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ythonweek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f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slif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eahack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mpstartla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sleepanarch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hea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deutop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devrad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deposito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mliqu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-eskwadra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yinthelifeo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cach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tacon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ool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e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lyg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xtbookequ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-berg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aboar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form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ekwyat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py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hacodesch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nycaf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de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nbfo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cheatshe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nisse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aboutcircui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karshseng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seberrycreati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hatolaun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gmakerwe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dofli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tenber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larianprogramm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tobuck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marsko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lazar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chne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pportab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ez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t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q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gem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arnhowtoprogr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tm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-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overlambd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parkg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learn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ynois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mri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tcamp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tori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m-cd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sci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ash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leniumh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omeextens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magaz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b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akingj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rk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hu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rkjav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coo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dalone-sysadm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collegerevi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f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ccn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ming-challeng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owmed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fastfinger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sedonutshopp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he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tbo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lbgc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ottkense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lconph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giant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mp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owingfi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h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eque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fi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ingbo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ml-de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upsfortherestof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n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odesig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vi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vesoft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awa-shouj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float" office:value="9799" calcext:value-type="float">
            <text:p>9799</text:p>
          </table:table-cell>
        </table:table-row>
        <table:table-row table:style-name="ro1">
          <table:table-cell office:value-type="string" calcext:value-type="string">
            <text:p>pagebreakpodca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x4fu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fsou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useo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berrywebserv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of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disti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ki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yn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ftwareniaga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a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w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b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cp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em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ttishak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chern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pdesign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mobiley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ssouri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programm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kepla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guelgrinbe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lcontrer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sha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out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gis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illedu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yer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mbjac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craf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ed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intop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illdrink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ale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aitchi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s2d-ipho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ardu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son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topma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orami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ation-produc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he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intervie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jamestay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gulargee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ddingbik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ryullm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wro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oit-exercis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ldmap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gw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aylorhus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ilefor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shha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hippereleme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demi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btut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f-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cyberpatri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amp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cratebo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goodmo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gamerspo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meatbo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5gam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devblogad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gu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fidd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cked-crook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ci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frob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a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ket-la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ingb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bootstra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osopherdevelo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gis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p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rogramm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bo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veofprogrammi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emy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oursera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hackety hac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rnpython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udacity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ryruby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ubymon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dx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try pyth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oquent javascrip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runch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ademy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codeacademy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</table:table-row>
      </table:table>
      <table:named-expressions/>
      <table:database-ranges>
        <table:database-range table:name="__Anonymous_Sheet_DB__0" table:target-range-address="Sheet1.A1:Sheet1.C211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3T17:54:06.057141672</dc:date>
    <dc:creator>Caroline </dc:creator>
    <meta:document-statistic meta:table-count="1" meta:cell-count="633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57cm" svg:height="13.607cm" xlink:href=".." xlink:type="simple" chart:class="chart:bar" chart:style-name="ch1">
        <chart:legend chart:legend-position="end" svg:x="14.259cm" svg:y="6.255cm" style:legend-expansion="high" chart:style-name="ch2"/>
        <chart:plot-area chart:style-name="ch3" table:cell-range-address="Sheet1.A1:Sheet1.C30" chart:data-source-has-labels="both" svg:x="0.361cm" svg:y="0.272cm" svg:width="13.537cm" svg:height="13.063cm">
          <chartooo:coordinate-region svg:x="4.131cm" svg:y="0.272cm" svg:width="9.395cm" svg:height="12.416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0" chart:label-cell-address="Sheet1.B1:Sheet1.B1" chart:class="chart:bar">
            <chart:data-point chart:repeated="29"/>
          </chart:series>
          <chart:series chart:style-name="ch8" chart:values-cell-range-address="Sheet1.C2:Sheet1.C30" chart:label-cell-address="Sheet1.C1:Sheet1.C1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links</text:p>
                <draw:g>
                  <svg:desc>Sheet1.B1:Sheet1.B1</svg:desc>
                </draw:g>
              </table:table-cell>
              <table:table-cell office:value-type="string">
                <text:p>number of mention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ddit</text:p>
                <draw:g>
                  <svg:desc>Sheet1.A2:Sheet1.A30</svg:desc>
                </draw:g>
              </table:table-cell>
              <table:table-cell office:value-type="float" office:value="1678">
                <text:p>1678</text:p>
                <draw:g>
                  <svg:desc>Sheet1.B2:Sheet1.B30</svg:desc>
                </draw:g>
              </table:table-cell>
              <table:table-cell office:value-type="float" office:value="2048">
                <text:p>2048</text:p>
                <draw:g>
                  <svg:desc>Sheet1.C2:Sheet1.C30</svg:desc>
                </draw:g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945">
                <text:p>945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imgur</text:p>
              </table:table-cell>
              <table:table-cell office:value-type="float" office:value="474">
                <text:p>47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411">
                <text:p>41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youtube</text:p>
              </table:table-cell>
              <table:table-cell office:value-type="float" office:value="261">
                <text:p>261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stackoverflow</text:p>
              </table:table-cell>
              <table:table-cell office:value-type="float" office:value="169">
                <text:p>16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xkcd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it</text:p>
              </table:table-cell>
              <table:table-cell office:value-type="float" office:value="134">
                <text:p>13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github</text:p>
              </table:table-cell>
              <table:table-cell office:value-type="float" office:value="97">
                <text:p>9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inventwithpython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learnpythonthehardway</text:p>
              </table:table-cell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microsoft</text:p>
              </table:table-cell>
              <table:table-cell office:value-type="float" office:value="53">
                <text:p>5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explainxkcd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tanford</text:p>
              </table:table-cell>
              <table:table-cell office:value-type="float" office:value="48">
                <text:p>4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oracle</text:p>
              </table:table-cell>
              <table:table-cell office:value-type="float" office:value="46">
                <text:p>4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xkcdref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youtu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41">
                <text:p>41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oreilly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blogspot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it-scm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rojecteuler</text:p>
              </table:table-cell>
              <table:table-cell office:value-type="float" office:value="38">
                <text:p>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codinghorror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rogramarcadegames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odeabbey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tackexchange</text:p>
              </table:table-cell>
              <table:table-cell office:value-type="float" office:value="35">
                <text:p>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32">
                <text:p>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learncodethehardway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ourceforge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